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5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fo:line-height="150%" fo:text-align="justify" style:justify-single-word="false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 style:master-page-name="Standard">
      <style:paragraph-properties style:page-number="auto"/>
    </style:style>
    <style:style style:name="T1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pyeditor : Mathilde Nicolas. </text:p>
      <text:p text:style-name="Text_20_body">Creator:</text:p>
      <text:p text:style-name="Text_20_body">Title: Rôle des dépenses du Trésor royal des quartiers de janvier et avril (paiement à Molière).</text:p>
      <text:p text:style-name="Text_20_body">Date: 1664. </text:p>
      <text:p text:style-name="Text_20_body">Bibl: <text:span text:style-name="T1">Rôle des dépenses du Trésor royal des quartiers de janvier et avril (paiement à Molière), </text:span>1664.</text:p>
      <text:p text:style-name="Text_20_body"/>
      <text:p text:style-name="Text_20_body"><text:bookmark text:name="_GoBack"/></text:p>
      <text:p text:style-name="Text_20_body"><text:span text:style-name="_3c_pb_3e_">390</text:span></text:p>
      <text:p text:style-name="Text_20_body">Audit <text:span text:style-name="_3c_persName_3e_">d'Aligre</text:span> [trésorier des menus plaisirs], la somme de quatre mil livres que <text:span text:style-name="_3c_persName_3e_">Sa Majesté</text:span> lui a ordonnée pour emploier au fait de sa charge, mesmes icelle delivrer à <text:span text:style-name="_3c_persName_3e_">la troupe des comediens</text:span> de <text:span text:style-name="_3c_persName_3e_">Monseigneur le duc d'Orleans</text:span> pour <text:span text:style-name="_3c_tech_3e_">les comedies</text:span> qu'ils ont representées au <text:span text:style-name="_3c_placeName_3e_">chasteau de Versailles</text:span> et pour leur servir audit lieu pendant les festes et rejouissances qui y ont esté faictes, cy... </text:p>
      <text:p text:style-name="P3">4.000 l. comptant.</text:p>
      <text:p text:style-name="Text_20_body"/>
      <text:p text:style-name="Text_20_body">A luy [<text:span text:style-name="_3c_persName_3e_">Michel d'Aligre</text:span>], la somme de deux mil livres que <text:span text:style-name="_3c_persName_3e_">Sa Majesté</text:span> lui a ordonnée pour emploier au fait de sadicte charge, mesmes icelle delivrer à <text:span text:style-name="_3c_persName_3e_">Molieres</text:span>, chef de la troupe des comediens de <text:span text:style-name="_3c_persName_3e_">Monseigneur le duc d'Orleans</text:span>, laquelle <text:span text:style-name="_3c_persName_3e_">Sa Majesté</text:span> lui a ordonnée pour une nouvelle <text:span text:style-name="_3c_tech_3e_">comedie</text:span> qu'il a faicte et qui a esté representée par <text:span text:style-name="_3c_persName_3e_">la troupe</text:span> pendant les festes et rejouissances de <text:span text:style-name="_3c_placeName_3e_">Versailles</text:span>, cy... </text:p>
      <text:p text:style-name="P3">2.000 l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3c_salute_3e_" style:display-name="&lt;salute&gt;" style:family="paragraph" style:parent-style-name="Standard" style:default-outline-level="" style:list-style-name="">
      <style:paragraph-properties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default-outline-level="" style:list-style-name="">
      <style:paragraph-properties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 style:list-style-name="">
      <style:paragraph-properties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abel.head_3e_" style:display-name="&lt;label.head&gt;" style:family="paragraph" style:parent-style-name="Text_20_body" style:default-outline-level="" style:list-style-name="">
      <style:paragraph-properties fo:margin-left="0cm" fo:margin-right="0cm" fo:text-indent="1.251cm" style:auto-text-indent="false"/>
      <style:text-properties fo:font-style="italic" fo:font-weight="bold" style:font-style-asian="italic" style:font-weight-asian="bold"/>
    </style:style>
    <style:style style:name="_3c_description_3e_" style:display-name="&lt;description&gt;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fo:color="#ffffff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color="#00000a" fo:background-color="#0000ff"/>
    </style:style>
    <style:style style:name="_3c_tech_3e_" style:display-name="&lt;tech&gt;" style:family="text">
      <style:text-properties fo:background-color="#ffff00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_3c_label.speaker_3e_" style:display-name="&lt;label.speaker&gt;" style:family="text" style:parent-style-name="Default_20_Paragraph_20_Font">
      <style:text-properties fo:font-style="italic" style:font-style-asian="italic"/>
    </style:style>
    <style:style style:name="_3c_label.head_3e__20_Car" style:display-name="&lt;label.head&gt; Car" style:family="text" style:parent-style-name="Corps_20_de_20_texte_20_Car">
      <style:text-properties style:font-name="Times" fo:font-size="12pt" fo:font-style="italic" fo:font-weight="bold" style:font-name-asian="Times1" style:font-size-asian="12pt" style:language-asian="fr" style:country-asian="FR" style:font-style-asian="italic" style:font-weight-asian="bold" style:font-name-complex="Times New Roman1" style:font-size-complex="10pt"/>
    </style:style>
    <style:style style:name="_3c_description_3e__20_Car" style:display-name="&lt;description&gt; Car" style:family="text" style:parent-style-name="Default_20_Paragraph_20_Font"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dc:creator>Windows User</dc:creator>
    <meta:editing-cycles>4</meta:editing-cycles>
    <meta:creation-date>2020-03-30T13:09:00</meta:creation-date>
    <dc:date>2020-03-30T13:44:00</dc:date>
    <meta:editing-duration>PT11S</meta:editing-duration>
    <meta:generator>OpenOffice/4.1.6$Win32 OpenOffice.org_project/416m1$Build-9790</meta:generator>
    <meta:document-statistic meta:table-count="0" meta:image-count="0" meta:object-count="0" meta:page-count="1" meta:paragraph-count="10" meta:word-count="179" meta:character-count="106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